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de06"/>
    </style:style>
    <style:style style:name="P2" style:family="paragraph" style:parent-style-name="Heading_20_3" style:master-page-name="Standard">
      <style:paragraph-properties fo:margin-top="0.247cm" fo:margin-bottom="0.212cm" loext:contextual-spacing="false" style:page-number="auto"/>
    </style:style>
    <style:style style:name="P3" style:family="paragraph" style:parent-style-name="Heading_20_3">
      <style:paragraph-properties fo:margin-top="0.247cm" fo:margin-bottom="0.212cm" loext:contextual-spacing="false"/>
      <style:text-properties officeooo:paragraph-rsid="0006de06"/>
    </style:style>
    <style:style style:name="T1" style:family="text">
      <style:text-properties style:use-window-font-color="true" fo:font-size="14pt" fo:language="ru" fo:country="RU" fo:font-weight="bold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" style:family="text">
      <style:text-properties style:use-window-font-color="true" fo:font-size="14pt" fo:language="ru" fo:country="RU" fo:font-weight="bold" officeooo:rsid="0006de06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3" style:family="text">
      <style:text-properties style:use-window-font-color="true" fo:font-size="12pt" fo:language="ru" fo:country="RU" style:text-underline-style="none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4" style:family="text">
      <style:text-properties style:use-window-font-color="true" fo:font-size="12pt" fo:language="ru" fo:country="RU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5" style:family="text">
      <style:text-properties style:use-window-font-color="true" fo:font-size="12pt" fo:language="ru" fo:country="RU" officeooo:rsid="0006de06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6" style:family="text">
      <style:text-properties style:use-window-font-color="true" fo:font-size="12pt" fo:language="ru" fo:country="RU" officeooo:rsid="000743ea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7" style:family="text">
      <style:text-properties style:use-window-font-color="true" style:font-name="Liberation Serif1" fo:font-size="12pt" fo:language="ru" fo:country="RU" officeooo:rsid="0006de06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6de06"/>
    </style:style>
    <style:style style:name="T11" style:family="text">
      <style:text-properties fo:color="#000080"/>
    </style:style>
    <style:style style:name="T12" style:family="text">
      <style:text-properties fo:color="#000080" officeooo:rsid="0006de06"/>
    </style:style>
    <style:style style:name="T13" style:family="text">
      <style:text-properties officeooo:rsid="0006de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Ошибка №<text:span text:style-name="T1">1</text:span></text:h>
      <text:p text:style-name="Standard"><text:span text:style-name="T8">Описание:</text:span><text:span text:style-name="T9"> Неправильный </text:span><text:span text:style-name="T3">ожидаемый</text:span><text:span text:style-name="T9"> результат x1, x2</text:span></text:p>
      <text:p text:style-name="Standard"><text:span text:style-name="T8">Тест:</text:span> <text:span text:style-name="T4">zero_dis </text:span>num<text:span text:style-name="T4">2</text:span></text:p>
      <text:p text:style-name="Standard"><text:span text:style-name="T8">Входные данные:</text:span> <text:span text:style-name="T11">4.5, 6 , 2</text:span></text:p>
      <text:p text:style-name="Standard"><text:span text:style-name="T8">Ожидаемый результат:</text:span> x1 = -0.666666, x2 = -0.666666, flag = 0</text:p>
      <text:p text:style-name="Standard"><text:span text:style-name="T8">Фактический результат:</text:span> x1 = -0.66666669, x2 = -0.66666669, flag = 0</text:p>
      <text:p text:style-name="Standard"><text:span text:style-name="T8">Возможная причина:</text:span> Берется 8 цифр после запятой, а не 6.</text:p>
      <text:p text:style-name="Standard"><text:span text:style-name="T8">Статус:</text:span> Исправлена</text:p>
      <text:h text:style-name="P3" text:outline-level="3"/>
      <text:h text:style-name="P3" text:outline-level="3">Ошибка №<text:span text:style-name="T2">2</text:span></text:h>
      <text:p text:style-name="P1"><text:span text:style-name="T8">Описание:</text:span><text:span text:style-name="T9"> Неправильный </text:span><text:span text:style-name="T3">ожидаемый</text:span><text:span text:style-name="T9"> результат </text:span><text:span text:style-name="T10">flag</text:span></text:p>
      <text:p text:style-name="P1"><text:span text:style-name="T8">Тест:</text:span> <text:span text:style-name="T4">zero_</text:span><text:span text:style-name="T6">coeff</text:span><text:span text:style-name="T4"> </text:span>num<text:span text:style-name="T5">1</text:span></text:p>
      <text:p text:style-name="P1"><text:span text:style-name="T8">Входные данные:</text:span> <text:span text:style-name="T13">0</text:span><text:span text:style-name="T11">, </text:span><text:span text:style-name="T12">0</text:span><text:span text:style-name="T11"> , </text:span><text:span text:style-name="T12">0</text:span></text:p>
      <text:p text:style-name="P1"><text:span text:style-name="T8">Ожидаемый результат:</text:span> flag = <text:span text:style-name="T7">1</text:span></text:p>
      <text:p text:style-name="P1"><text:span text:style-name="T8">Фактический результат:</text:span> flag = 0</text:p>
      <text:p text:style-name="P1"><text:span text:style-name="T8">Возможная причина:</text:span> <text:span text:style-name="T13">Некорректная работа при нулевых коэффициентах</text:span>.</text:p>
      <text:p text:style-name="P1"><text:span text:style-name="T8">Статус:</text:span> Исправлен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FreeSans1" svg:font-family="FreeSans" style:font-family-generic="swiss"/>
    <style:font-face style:name="FreeSans" svg:font-family="FreeSans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13:29.524864800</meta:creation-date>
    <dc:date>2022-04-01T17:46:13.095625831</dc:date>
    <meta:editing-cycles>6</meta:editing-cycles>
    <meta:editing-duration>PT21M57S</meta:editing-duration>
    <meta:generator>LibreOffice/6.4.7.2$Linux_X86_64 LibreOffice_project/40$Build-2</meta:generator>
    <meta:document-statistic meta:table-count="0" meta:image-count="0" meta:object-count="0" meta:page-count="1" meta:paragraph-count="16" meta:word-count="86" meta:character-count="549" meta:non-whitespace-character-count="479"/>
  </office:meta>
</office:document-meta>
</file>